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/>
    <style:font-face style:name="Cantarell1" svg:font-family="Cantarell" style:font-pitch="variable"/>
    <style:font-face style:name="Cantarell2" svg:font-family="Cantarell" style:font-adornments="Bold" style:font-pitch="variable"/>
    <style:font-face style:name="Cantarell3" svg:font-family="Cantarell" style:font-adornments="Light"/>
    <style:font-face style:name="Cantarell4" svg:font-family="Cantarell" style:font-adornments="Light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family-generic="swiss" style:font-pitch="variable"/>
    <style:font-face style:name="Noto Sans Condensed ExtraBold" svg:font-family="'Noto Sans Condensed ExtraBold'" style:font-family-generic="swiss" style:font-pitch="variable"/>
    <style:font-face style:name="Noto Sans Condensed Light" svg:font-family="'Noto Sans Condensed Light'" style:font-family-generic="swiss" style:font-pitch="variable"/>
    <style:font-face style:name="Noto Sans Condensed Light1" svg:font-family="'Noto Sans Condensed Light'" style:font-adornments="Condensed Light" style:font-family-generic="swiss" style:font-pitch="variable"/>
    <style:font-face style:name="Noto Sans Condensed Medium" svg:font-family="'Noto Sans Condensed Medium'" style:font-family-generic="swiss" style:font-pitch="variable"/>
    <style:font-face style:name="Noto Sans Condensed Medium1" svg:font-family="'Noto Sans Condensed Medium'" style:font-adornments="Condensed Medium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ExtraCondensed ExtraBold" svg:font-family="'Noto Sans ExtraCondensed ExtraBold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Cantarell1" fo:font-size="12pt" officeooo:rsid="0006c6a8" officeooo:paragraph-rsid="0006c6a8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12pt" fo:font-weight="normal" officeooo:rsid="0006c6a8" officeooo:paragraph-rsid="0006c6a8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10pt" fo:font-style="normal" fo:font-weight="normal" officeooo:rsid="000d48d1" officeooo:paragraph-rsid="000d48d1" style:font-style-asian="normal" style:font-weight-asian="normal" style:font-style-complex="normal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10pt" fo:font-style="normal" officeooo:rsid="000e4121" officeooo:paragraph-rsid="000e4121" style:font-style-asian="normal" style:font-style-complex="normal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10pt" fo:font-style="normal" officeooo:rsid="000e6f4c" officeooo:paragraph-rsid="000e6f4c" style:font-style-asian="normal" style:font-style-complex="normal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8pt" fo:font-style="normal" officeooo:rsid="00166c87" officeooo:paragraph-rsid="00166c87" style:font-size-asian="10pt" style:font-style-asian="normal" style:font-size-complex="10pt" style:font-style-complex="normal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8pt" fo:font-style="normal" officeooo:rsid="00166c87" officeooo:paragraph-rsid="00174117" style:font-size-asian="10pt" style:font-style-asian="normal" style:font-size-complex="10pt" style:font-style-complex="normal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8pt" fo:font-style="normal" officeooo:rsid="001c10b5" officeooo:paragraph-rsid="00174117" style:font-name-asian="Noto Serif CJK SC" style:font-size-asian="10pt" style:font-style-asian="normal" style:font-name-complex="Noto Sans Devanagari1" style:font-size-complex="10pt" style:font-style-complex="normal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8pt" officeooo:rsid="003f3e03" officeooo:paragraph-rsid="003f3e03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8pt" officeooo:rsid="003f600b" officeooo:paragraph-rsid="003f600b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8pt" officeooo:rsid="0041a745" officeooo:paragraph-rsid="0041a745"/>
    </style:style>
    <style:style style:name="P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8pt" officeooo:rsid="0041a745" officeooo:paragraph-rsid="005643d5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6pt" fo:font-style="normal" officeooo:rsid="000e4121" officeooo:paragraph-rsid="000e4121" style:font-style-asian="normal" style:font-style-complex="normal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style:font-name="Noto Sans Condensed Medium1" fo:font-size="20pt" officeooo:rsid="0006c6a8" officeooo:paragraph-rsid="0006c6a8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09c5db" officeooo:paragraph-rsid="0006c6a8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09c5db" officeooo:paragraph-rsid="0036f0e5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fo:font-style="normal" officeooo:rsid="000e4121" officeooo:paragraph-rsid="000e4121" style:font-style-asian="normal" style:font-style-complex="normal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fo:font-style="normal" officeooo:rsid="000e6f4c" officeooo:paragraph-rsid="000e6f4c" style:font-style-asian="normal" style:font-style-complex="normal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fo:font-style="normal" officeooo:rsid="000fa567" officeooo:paragraph-rsid="000fa567" style:font-style-asian="normal" style:font-style-complex="normal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3e111b" officeooo:paragraph-rsid="003e1b97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3f3e03" officeooo:paragraph-rsid="003f3e03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3f600b" officeooo:paragraph-rsid="003f600b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4035ed" officeooo:paragraph-rsid="004035ed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4035ed" officeooo:paragraph-rsid="0041fe62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1" fo:font-size="12pt" officeooo:rsid="003e1b97" officeooo:paragraph-rsid="003e1b97"/>
    </style:style>
    <style:style style:name="P2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style:font-name="Noto Sans Condensed Medium1" fo:font-size="10pt" officeooo:rsid="0009c5db" officeooo:paragraph-rsid="0027923e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ExtraCondensed ExtraBold" fo:font-size="14pt" fo:font-style="normal" officeooo:rsid="000e6f4c" officeooo:paragraph-rsid="000e6f4c" style:font-style-asian="normal" style:font-style-complex="normal"/>
    </style:style>
    <style:style style:name="P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ExtraCondensed ExtraBold" fo:font-size="14pt" fo:font-style="normal" style:text-underline-style="solid" style:text-underline-width="auto" style:text-underline-color="font-color" officeooo:rsid="000e6f4c" officeooo:paragraph-rsid="000e6f4c" style:font-style-asian="normal" style:font-style-complex="normal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41a745" officeooo:paragraph-rsid="0041fe62"/>
    </style:style>
    <style:style style:name="P3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style:font-name="Noto Sans Condensed Light" fo:font-size="16pt" fo:font-style="italic" fo:font-weight="normal" officeooo:rsid="0009c5db" officeooo:paragraph-rsid="0009c5db" style:font-style-asian="italic" style:font-weight-asian="normal" style:font-style-complex="italic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Light" fo:font-size="10pt" fo:font-style="italic" officeooo:rsid="000e6f4c" officeooo:paragraph-rsid="000e6f4c" style:font-style-asian="italic" style:font-style-complex="italic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Light" fo:font-size="10pt" fo:font-style="italic" officeooo:rsid="000e4121" officeooo:paragraph-rsid="000e4121" style:font-size-asian="10pt" style:font-style-asian="italic" style:font-size-complex="10pt" style:font-style-complex="italic"/>
    </style:style>
    <style:style style:name="P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Light" fo:font-size="10pt" officeooo:rsid="0036f0e5" officeooo:paragraph-rsid="0036f0e5"/>
    </style:style>
    <style:style style:name="P34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>
        <style:tab-stops>
          <style:tab-stop style:position="2.4555in"/>
        </style:tab-stops>
      </style:paragraph-properties>
      <style:text-properties style:font-name="Noto Sans Condensed Light" fo:font-size="10pt" officeooo:rsid="002dd320" officeooo:paragraph-rsid="003d3a87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Light" fo:font-size="10pt" officeooo:rsid="003e1b97" officeooo:paragraph-rsid="003e1b97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Light" fo:font-size="6pt" fo:font-style="italic" officeooo:rsid="000b1777" officeooo:paragraph-rsid="0009c5db" style:font-style-asian="italic" style:font-style-complex="italic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4818d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Light1" fo:font-size="10pt" fo:font-style="italic" fo:font-weight="normal" officeooo:rsid="00113ae4" officeooo:paragraph-rsid="00113ae4" style:font-style-asian="italic" style:font-weight-asian="normal" style:font-style-complex="italic" style:font-weight-complex="normal"/>
    </style:style>
    <style:style style:name="P3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Medium" fo:font-size="12pt" fo:font-style="normal" officeooo:rsid="001ccfd4" officeooo:paragraph-rsid="001ccfd4" style:font-size-asian="10pt" style:font-style-asian="normal" style:font-size-complex="10pt" style:font-style-complex="normal"/>
    </style:style>
    <style:style style:name="P40" style:family="paragraph" style:parent-style-name="Standard">
      <loext:graphic-properties draw:fill="none"/>
      <style:paragraph-properties fo:background-color="transparent"/>
      <style:text-properties style:font-name="Noto Sans Condensed Medium" fo:font-size="12pt" fo:font-style="normal" officeooo:rsid="004d39af" officeooo:paragraph-rsid="004d39af" style:font-size-asian="10pt" style:font-style-asian="normal" style:font-size-complex="10pt" style:font-style-complex="normal"/>
    </style:style>
    <style:style style:name="P41" style:family="paragraph" style:parent-style-name="Standard">
      <loext:graphic-properties draw:fill="none"/>
      <style:paragraph-properties fo:background-color="transparent"/>
      <style:text-properties style:font-name="Noto Sans Condensed Medium" fo:font-size="12pt" fo:font-style="normal" officeooo:rsid="00536648" officeooo:paragraph-rsid="00536648" style:font-size-asian="10pt" style:font-style-asian="normal" style:font-size-complex="10pt" style:font-style-complex="normal"/>
    </style:style>
    <style:style style:name="P42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style:font-name="Noto Sans Condensed Medium" fo:font-size="12pt" officeooo:rsid="0009c5db" officeooo:paragraph-rsid="0028d819"/>
    </style:style>
    <style:style style:name="P4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4" fo:font-size="8pt" fo:font-style="normal" fo:font-weight="normal" officeooo:rsid="00113ae4" officeooo:paragraph-rsid="00113ae4" style:font-style-asian="normal" style:font-weight-asian="normal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4" fo:font-size="8pt" fo:font-style="normal" fo:font-weight="normal" officeooo:rsid="0020ac06" officeooo:paragraph-rsid="0020ac06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4" fo:font-size="6pt" fo:font-style="normal" fo:font-weight="normal" officeooo:rsid="00113ae4" officeooo:paragraph-rsid="00113ae4" style:font-style-asian="normal" style:font-weight-asian="normal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e9564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23e828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3" fo:font-size="14pt" fo:font-style="normal" fo:font-weight="normal" officeooo:rsid="0020ac06" officeooo:paragraph-rsid="0020ac06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ExtraBold" fo:font-size="14pt" style:text-underline-style="solid" style:text-underline-width="auto" style:text-underline-color="font-color" officeooo:rsid="0033907a" officeooo:paragraph-rsid="0033907a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ExtraBold" fo:font-size="14pt" style:text-underline-style="solid" style:text-underline-width="auto" style:text-underline-color="font-color" officeooo:rsid="004035ed" officeooo:paragraph-rsid="004035ed"/>
    </style:style>
    <style:style style:name="P5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ExtraBold" fo:font-size="14pt" fo:font-style="normal" style:text-underline-style="solid" style:text-underline-width="auto" style:text-underline-color="font-color" fo:font-weight="normal" officeooo:rsid="0029c253" officeooo:paragraph-rsid="0029c253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officeooo:paragraph-rsid="0006c6a8"/>
    </style:style>
    <style:style style:name="P5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Condensed Black" fo:font-size="14pt" style:text-underline-style="solid" style:text-underline-width="auto" style:text-underline-color="font-color" officeooo:rsid="003d39e0" officeooo:paragraph-rsid="003d39e0"/>
    </style:style>
    <style:style style:name="P54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2.4555in"/>
        </style:tab-stops>
      </style:paragraph-properties>
      <style:text-properties fo:color="#000000" loext:opacity="100%" style:font-name="Noto Sans Condensed Light" fo:font-size="6pt" fo:font-style="italic" fo:font-weight="bold" officeooo:rsid="002dd320" officeooo:paragraph-rsid="003d3a87" style:font-style-asian="italic" style:font-weight-asian="bold" style:font-style-complex="italic" style:font-weight-complex="bold"/>
    </style:style>
    <style:style style:name="P55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Light" fo:font-size="8pt" fo:font-style="normal" style:text-underline-style="none" fo:font-weight="normal" officeooo:rsid="004d39af" officeooo:paragraph-rsid="004d39a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56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Light" fo:font-size="10pt" fo:font-style="normal" style:text-underline-style="none" fo:font-weight="normal" officeooo:rsid="004d39af" officeooo:paragraph-rsid="004d39a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2.4555in"/>
        </style:tab-stops>
      </style:paragraph-properties>
      <style:text-properties fo:color="#000000" loext:opacity="100%" style:font-name="Noto Sans Condensed Medium1" fo:font-size="10pt" fo:font-style="italic" fo:font-weight="normal" officeooo:rsid="002dd320" officeooo:paragraph-rsid="003d3a87" style:font-style-asian="italic" style:font-weight-asian="normal" style:font-style-complex="italic" style:font-weight-complex="normal"/>
    </style:style>
    <style:style style:name="P58" style:family="paragraph" style:parent-style-name="Standard">
      <loext:graphic-properties draw:fill="none"/>
      <style:paragraph-properties fo:background-color="transparent"/>
      <style:text-properties fo:color="#000000" loext:opacity="100%" style:font-name="Cantarell2" fo:font-size="8pt" fo:font-style="normal" style:text-underline-style="none" fo:font-weight="normal" officeooo:rsid="004ad82e" officeooo:paragraph-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59" style:family="paragraph" style:parent-style-name="Standard">
      <loext:graphic-properties draw:fill="none"/>
      <style:paragraph-properties fo:background-color="transparent"/>
      <style:text-properties fo:color="#000000" loext:opacity="100%" style:font-name="Noto Sans Condensed Medium" fo:font-size="12pt" fo:font-style="normal" style:text-underline-style="none" fo:font-weight="normal" officeooo:rsid="004ad82e" officeooo:paragraph-rsid="004d39a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60" style:family="paragraph" style:parent-style-name="Standard">
      <loext:graphic-properties draw:fill="none"/>
      <style:paragraph-properties fo:background-color="transparent"/>
      <style:text-properties fo:color="#000000" loext:opacity="100%" style:font-name="Cantarell1" fo:font-size="8pt" fo:font-style="normal" style:text-underline-style="none" fo:font-weight="normal" officeooo:rsid="005443a0" officeooo:paragraph-rsid="005443a0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2" fo:font-size="8pt" fo:font-style="normal" officeooo:paragraph-rsid="004e0442" style:font-size-asian="10pt" style:font-style-asian="normal" style:font-size-complex="10pt" style:font-style-complex="normal"/>
    </style:style>
    <style:style style:name="P62" style:family="paragraph" style:parent-style-name="Standard">
      <loext:graphic-properties draw:fill="none"/>
      <style:paragraph-properties fo:background-color="transparent"/>
      <style:text-properties style:font-name="Cantarell2" fo:font-size="8pt" fo:font-style="normal" officeooo:paragraph-rsid="004d39af" style:font-size-asian="10pt" style:font-style-asian="normal" style:font-size-complex="10pt" style:font-style-complex="normal"/>
    </style:style>
    <style:style style:name="P63" style:family="paragraph" style:parent-style-name="Standard">
      <loext:graphic-properties draw:fill="none"/>
      <style:paragraph-properties fo:background-color="transparent"/>
      <style:text-properties officeooo:paragraph-rsid="004d39af"/>
    </style:style>
    <style:style style:name="P6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4e0442"/>
    </style:style>
    <style:style style:name="P65" style:family="paragraph" style:parent-style-name="Standard">
      <loext:graphic-properties draw:fill="none"/>
      <style:paragraph-properties fo:background-color="transparent"/>
      <style:text-properties officeooo:paragraph-rsid="004f5c4e"/>
    </style:style>
    <style:style style:name="P66" style:family="paragraph" style:parent-style-name="Standard">
      <loext:graphic-properties draw:fill="none"/>
      <style:paragraph-properties fo:background-color="transparent"/>
      <style:text-properties officeooo:paragraph-rsid="005443a0"/>
    </style:style>
    <style:style style:name="P6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Cantarell1" fo:font-size="8pt" fo:font-weight="bold" officeooo:rsid="0041fe62" officeooo:paragraph-rsid="005643d5" style:font-weight-asian="bold" style:font-weight-complex="bold"/>
    </style:style>
    <style:style style:name="P68" style:family="paragraph" style:parent-style-name="Standard" style:list-style-name="L1">
      <loext:graphic-properties draw:fill="none"/>
      <style:paragraph-properties fo:background-color="transparent"/>
      <style:text-properties fo:color="#000000" loext:opacity="100%" style:font-name="Cantarell2" fo:font-size="8pt" fo:font-style="normal" style:text-underline-style="none" fo:font-weight="normal" officeooo:rsid="004ad82e" officeooo:paragraph-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69" style:family="paragraph" style:parent-style-name="Standard" style:list-style-name="L3">
      <loext:graphic-properties draw:fill="none"/>
      <style:paragraph-properties fo:background-color="transparent"/>
      <style:text-properties fo:color="#000000" loext:opacity="100%" style:font-name="Cantarell1" fo:font-size="8pt" fo:font-style="normal" style:text-underline-style="none" fo:font-weight="normal" officeooo:rsid="005443a0" officeooo:paragraph-rsid="005443a0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P70" style:family="paragraph" style:parent-style-name="Standard" style:list-style-name="L1">
      <loext:graphic-properties draw:fill="none"/>
      <style:paragraph-properties fo:background-color="transparent"/>
      <style:text-properties style:font-name="Cantarell2" fo:font-size="8pt" fo:font-style="normal" officeooo:paragraph-rsid="0048164f" style:font-size-asian="10pt" style:font-style-asian="normal" style:font-size-complex="10pt" style:font-style-complex="normal"/>
    </style:style>
    <style:style style:name="P71" style:family="paragraph" style:parent-style-name="Standard" style:list-style-name="L2">
      <loext:graphic-properties draw:fill="none"/>
      <style:paragraph-properties fo:background-color="transparent"/>
      <style:text-properties style:font-name="Cantarell2" fo:font-size="8pt" fo:font-style="normal" officeooo:paragraph-rsid="004d39af" style:font-size-asian="10pt" style:font-style-asian="normal" style:font-size-complex="10pt" style:font-style-complex="normal"/>
    </style:style>
    <style:style style:name="P72" style:family="paragraph" style:parent-style-name="Standard" style:list-style-name="L2">
      <loext:graphic-properties draw:fill="none"/>
      <style:paragraph-properties fo:background-color="transparent"/>
      <style:text-properties style:font-name="Cantarell2" fo:font-size="8pt" fo:font-style="normal" officeooo:paragraph-rsid="004e0eca" style:font-size-asian="10pt" style:font-style-asian="normal" style:font-size-complex="10pt" style:font-style-complex="normal"/>
    </style:style>
    <style:style style:name="P73" style:family="paragraph" style:parent-style-name="Standard" style:list-style-name="L2">
      <loext:graphic-properties draw:fill="none"/>
      <style:paragraph-properties fo:background-color="transparent"/>
      <style:text-properties style:font-name="Cantarell2" fo:font-size="8pt" fo:font-style="normal" officeooo:rsid="00515799" officeooo:paragraph-rsid="00515799" style:font-size-asian="10pt" style:font-style-asian="normal" style:font-size-complex="10pt" style:font-style-complex="normal"/>
    </style:style>
    <style:style style:name="P7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Noto Sans ExtraCondensed ExtraBold" fo:font-size="14pt" style:text-underline-style="solid" style:text-underline-width="auto" style:text-underline-color="font-color" officeooo:rsid="0041a745" officeooo:paragraph-rsid="0041fe6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normal" style:font-weight-asian="normal" style:font-weight-complex="normal"/>
    </style:style>
    <style:style style:name="T4" style:family="text">
      <style:text-properties fo:font-size="10pt" fo:font-weight="normal" officeooo:rsid="001900b7" style:font-weight-asian="normal" style:font-weight-complex="normal"/>
    </style:style>
    <style:style style:name="T5" style:family="text">
      <style:text-properties fo:font-size="10pt" fo:font-weight="normal" officeooo:rsid="0012cc4a" style:font-weight-asian="normal" style:font-weight-complex="normal"/>
    </style:style>
    <style:style style:name="T6" style:family="text">
      <style:text-properties fo:font-size="10pt" fo:font-weight="normal" officeooo:rsid="003bee93" style:font-weight-asian="normal" style:font-weight-complex="normal"/>
    </style:style>
    <style:style style:name="T7" style:family="text">
      <style:text-properties fo:font-size="10pt" officeooo:rsid="0012cc4a"/>
    </style:style>
    <style:style style:name="T8" style:family="text">
      <style:text-properties fo:font-size="10pt" style:text-underline-style="none" fo:font-weight="normal" style:font-weight-asian="normal" style:font-weight-complex="normal"/>
    </style:style>
    <style:style style:name="T9" style:family="text">
      <style:text-properties officeooo:rsid="000b1777"/>
    </style:style>
    <style:style style:name="T10" style:family="text">
      <style:text-properties style:font-name="Cantarell1" fo:font-size="10pt" fo:font-style="normal" fo:font-weight="normal" officeooo:rsid="0012cc4a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Cantarell1" fo:font-size="10pt" fo:font-style="normal" officeooo:rsid="0012cc4a" style:font-size-asian="10pt" style:font-style-asian="normal" style:font-size-complex="10pt" style:font-style-complex="normal"/>
    </style:style>
    <style:style style:name="T12" style:family="text">
      <style:text-properties style:font-name="Cantarel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Cantarell1" fo:font-size="10pt" fo:font-style="normal" style:text-underline-style="none" fo:font-weight="normal" officeooo:rsid="002cf707" style:font-style-asian="normal" style:font-weight-asian="normal" style:font-style-complex="normal" style:font-weight-complex="normal"/>
    </style:style>
    <style:style style:name="T14" style:family="text">
      <style:text-properties style:font-name="Cantarell1" fo:font-size="10pt" style:font-size-asian="10pt" style:font-size-complex="10pt"/>
    </style:style>
    <style:style style:name="T15" style:family="text">
      <style:text-properties style:font-name="Cantarell1" fo:font-size="10pt" officeooo:rsid="001fc3e4" style:font-size-asian="10pt" style:font-size-complex="10pt"/>
    </style:style>
    <style:style style:name="T16" style:family="text">
      <style:text-properties style:font-name="Cantarell1" fo:font-size="8pt"/>
    </style:style>
    <style:style style:name="T17" style:family="text">
      <style:text-properties style:font-name="Cantarell1" fo:font-size="8pt" fo:font-style="normal" officeooo:rsid="0014818d" style:font-size-asian="10pt" style:font-style-asian="normal" style:font-size-complex="10pt" style:font-style-complex="normal"/>
    </style:style>
    <style:style style:name="T18" style:family="text">
      <style:text-properties style:font-name="Cantarell1" fo:font-size="8pt" fo:font-style="normal" officeooo:rsid="00166c87" style:font-size-asian="10pt" style:font-style-asian="normal" style:font-size-complex="10pt" style:font-style-complex="normal"/>
    </style:style>
    <style:style style:name="T19" style:family="text">
      <style:text-properties style:font-name="Cantarell1" fo:font-size="8pt" fo:font-style="normal" officeooo:rsid="00207ef0" style:font-size-asian="10pt" style:font-style-asian="normal" style:font-size-complex="10pt" style:font-style-complex="normal"/>
    </style:style>
    <style:style style:name="T20" style:family="text">
      <style:text-properties style:font-name="Cantarell1" fo:font-size="8pt" fo:font-style="normal" officeooo:rsid="00166c87" style:font-name-asian="Noto Serif CJK SC" style:font-size-asian="10pt" style:font-style-asian="normal" style:font-name-complex="Noto Sans Devanagari1" style:font-size-complex="10pt" style:font-style-complex="normal"/>
    </style:style>
    <style:style style:name="T21" style:family="text">
      <style:text-properties style:font-name="Cantarell1" fo:font-size="8pt" fo:font-style="normal" fo:font-weight="normal" officeooo:rsid="000d48d1" style:font-style-asian="normal" style:font-weight-asian="normal" style:font-style-complex="normal" style:font-weight-complex="normal"/>
    </style:style>
    <style:style style:name="T22" style:family="text">
      <style:text-properties style:font-name="Cantarell1" fo:font-size="8pt" fo:font-style="normal" style:font-style-asian="normal" style:font-style-complex="normal"/>
    </style:style>
    <style:style style:name="T23" style:family="text">
      <style:text-properties style:font-name="Cantarell1" fo:font-size="8pt" fo:font-style="normal" officeooo:rsid="003e1b97" style:font-style-asian="normal" style:font-style-complex="normal"/>
    </style:style>
    <style:style style:name="T24" style:family="text">
      <style:text-properties style:font-name="Cantarell1" fo:font-size="8pt" style:text-underline-style="none"/>
    </style:style>
    <style:style style:name="T25" style:family="text">
      <style:text-properties style:font-name="Cantarell1" fo:font-size="8pt" fo:font-style="italic" style:text-underline-style="none" style:font-style-asian="italic" style:font-style-complex="italic"/>
    </style:style>
    <style:style style:name="T26" style:family="text">
      <style:text-properties style:font-name="Cantarell1" fo:font-size="8pt" officeooo:rsid="003f3e03"/>
    </style:style>
    <style:style style:name="T27" style:family="text">
      <style:text-properties style:font-name="Noto Sans Condensed Light"/>
    </style:style>
    <style:style style:name="T28" style:family="text">
      <style:text-properties style:font-name="Noto Sans Condensed Light" fo:font-style="italic" style:font-style-asian="italic" style:font-style-complex="italic"/>
    </style:style>
    <style:style style:name="T29" style:family="text">
      <style:text-properties style:font-name="Noto Sans Condensed Light" fo:font-style="italic" officeooo:rsid="000b1777" style:font-style-asian="italic" style:font-style-complex="italic"/>
    </style:style>
    <style:style style:name="T30" style:family="text">
      <style:text-properties style:font-name="Noto Sans Condensed Light" fo:font-style="italic" officeooo:rsid="000d0174" style:font-style-asian="italic" style:font-style-complex="italic"/>
    </style:style>
    <style:style style:name="T31" style:family="text">
      <style:text-properties style:font-name="Noto Sans Condensed Light" fo:font-style="italic" officeooo:rsid="000dc53d" style:font-style-asian="italic" style:font-style-complex="italic"/>
    </style:style>
    <style:style style:name="T32" style:family="text">
      <style:text-properties style:font-name="Noto Sans Condensed Light" fo:font-style="italic" officeooo:rsid="0027923e" style:font-style-asian="italic" style:font-style-complex="italic"/>
    </style:style>
    <style:style style:name="T33" style:family="text">
      <style:text-properties style:font-name="Noto Sans Condensed Light" fo:font-size="12pt" fo:font-style="normal" style:text-underline-style="none" fo:font-weight="normal" officeooo: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34" style:family="text">
      <style:text-properties style:font-name="Noto Sans Condensed Light" fo:font-size="10pt" fo:font-style="italic" style:font-style-asian="italic" style:font-style-complex="italic"/>
    </style:style>
    <style:style style:name="T35" style:family="text">
      <style:text-properties style:font-name="Noto Sans Condensed Light" fo:font-size="10pt" fo:font-style="italic" style:text-underline-style="solid" style:text-underline-width="auto" style:text-underline-color="font-color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3a7744" style:font-style-asian="italic" style:font-style-complex="italic"/>
    </style:style>
    <style:style style:name="T38" style:family="text">
      <style:text-properties officeooo:rsid="000dc53d"/>
    </style:style>
    <style:style style:name="T39" style:family="text">
      <style:text-properties officeooo:rsid="0014818d"/>
    </style:style>
    <style:style style:name="T40" style:family="text">
      <style:text-properties style:font-name="Cantarell" fo:font-size="6pt" fo:font-style="normal" officeooo:rsid="00166c87" style:font-name-asian="Cantarell" style:font-size-asian="10pt" style:font-style-asian="normal" style:font-name-complex="Cantarell" style:font-size-complex="10pt" style:font-style-complex="normal"/>
    </style:style>
    <style:style style:name="T41" style:family="text">
      <style:text-properties style:font-name="Cantarell" fo:font-size="6pt" style:font-name-asian="Cantarell" style:font-name-complex="Cantarell"/>
    </style:style>
    <style:style style:name="T42" style:family="text">
      <style:text-properties style:font-name="Cantarell" fo:font-size="6pt" officeooo:rsid="001c10b5" style:font-name-asian="Cantarell" style:font-name-complex="Cantarell"/>
    </style:style>
    <style:style style:name="T43" style:family="text">
      <style:text-properties style:font-name-asian="Noto Serif CJK SC" style:font-name-complex="Noto Sans Devanagari1"/>
    </style:style>
    <style:style style:name="T44" style:family="text">
      <style:text-properties officeooo:rsid="001c10b5" style:font-name-asian="Noto Serif CJK SC" style:font-name-complex="Noto Sans Devanagari1"/>
    </style:style>
    <style:style style:name="T45" style:family="text">
      <style:text-properties style:font-name="Noto Sans Condensed Light1" style:font-name-asian="Noto Serif CJK SC" style:font-name-complex="Noto Sans Devanagari1"/>
    </style:style>
    <style:style style:name="T46" style:family="text">
      <style:text-properties style:font-name="Noto Sans Condensed Light1" fo:font-size="10pt" fo:font-style="italic" officeooo:rsid="001e9564" style:font-name-asian="Noto Serif CJK SC" style:font-size-asian="10pt" style:font-style-asian="italic" style:font-name-complex="Noto Sans Devanagari1" style:font-size-complex="10pt" style:font-style-complex="italic"/>
    </style:style>
    <style:style style:name="T47" style:family="text">
      <style:text-properties style:font-name="Noto Sans Condensed Light1" fo:font-size="8pt" fo:font-style="normal" fo:font-weight="normal" officeooo:rsid="0023a4b9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48" style:family="text">
      <style:text-properties style:font-name="Noto Sans Condensed Light1" fo:font-size="8pt" fo:font-style="normal" fo:font-weight="normal" officeooo:rsid="0023e828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49" style:family="text">
      <style:text-properties style:font-name="Noto Sans Condensed Light1" fo:font-size="8pt" fo:font-style="normal" fo:font-weight="normal" officeooo:rsid="0023e828" style:font-style-asian="normal" style:font-weight-asian="normal" style:font-style-complex="normal" style:font-weight-complex="normal"/>
    </style:style>
    <style:style style:name="T50" style:family="text">
      <style:text-properties style:font-name="Noto Sans Condensed Light1" fo:font-size="8pt" fo:font-style="normal" fo:font-weight="bold" officeooo:rsid="0023a4b9" style:font-name-asian="Cantarell3" style:font-size-asian="10pt" style:font-style-asian="normal" style:font-weight-asian="bold" style:font-name-complex="Cantarell3" style:font-size-complex="10pt" style:font-style-complex="normal" style:font-weight-complex="bold"/>
    </style:style>
    <style:style style:name="T51" style:family="text">
      <style:text-properties style:font-name="Noto Sans Condensed Light1" fo:font-size="8pt" fo:font-style="normal" fo:font-weight="bold" officeooo:rsid="0023e828" style:font-style-asian="normal" style:font-weight-asian="bold" style:font-style-complex="normal" style:font-weight-complex="bold"/>
    </style:style>
    <style:style style:name="T52" style:family="text">
      <style:text-properties style:font-name="Noto Sans Condensed Light1" fo:font-style="normal" officeooo:rsid="000b1777" style:font-style-asian="normal" style:font-style-complex="normal"/>
    </style:style>
    <style:style style:name="T53" style:family="text">
      <style:text-properties style:font-name="Cantarell4" fo:font-size="10pt" style:font-name-asian="Noto Serif CJK SC" style:font-name-complex="Noto Sans Devanagari1"/>
    </style:style>
    <style:style style:name="T54" style:family="text">
      <style:text-properties style:font-name="Cantarell4" fo:font-size="10pt" officeooo:rsid="001fc3e4" style:font-size-asian="10pt" style:font-size-complex="10pt"/>
    </style:style>
    <style:style style:name="T55" style:family="text">
      <style:text-properties officeooo:rsid="001fc3e4"/>
    </style:style>
    <style:style style:name="T56" style:family="text">
      <style:text-properties style:font-name="Cantarell3" style:font-name-asian="Cantarell3" style:font-name-complex="Cantarell3"/>
    </style:style>
    <style:style style:name="T57" style:family="text">
      <style:text-properties style:font-name="Cantarell3" fo:font-size="6pt" style:font-name-asian="Cantarell3" style:font-name-complex="Cantarell3"/>
    </style:style>
    <style:style style:name="T58" style:family="text">
      <style:text-properties officeooo:rsid="0021a414"/>
    </style:style>
    <style:style style:name="T59" style:family="text">
      <style:text-properties fo:color="#666666" loext:opacity="100%" style:font-name="Cantarell1" fo:font-size="8pt" fo:font-style="normal" officeooo:rsid="0012cc4a" style:font-size-asian="10pt" style:font-style-asian="normal" style:font-size-complex="10pt" style:font-style-complex="normal"/>
    </style:style>
    <style:style style:name="T60" style:family="text">
      <style:text-properties fo:color="#666666" loext:opacity="100%" style:font-name="Cantarell1" fo:font-size="8pt" fo:font-style="normal" officeooo:rsid="0014818d" style:font-size-asian="10pt" style:font-style-asian="normal" style:font-size-complex="10pt" style:font-style-complex="normal"/>
    </style:style>
    <style:style style:name="T61" style:family="text">
      <style:text-properties fo:color="#666666" loext:opacity="100%" style:font-name="Cantarell1" fo:font-size="8pt" fo:font-style="normal" officeooo:rsid="005a6293" style:font-size-asian="10pt" style:font-style-asian="normal" style:font-size-complex="10pt" style:font-style-complex="normal"/>
    </style:style>
    <style:style style:name="T62" style:family="text">
      <style:text-properties fo:color="#666666" loext:opacity="100%" officeooo:rsid="0012cc4a"/>
    </style:style>
    <style:style style:name="T63" style:family="text">
      <style:text-properties fo:color="#666666" loext:opacity="100%" officeooo:rsid="001900b7"/>
    </style:style>
    <style:style style:name="T64" style:family="text">
      <style:text-properties fo:color="#666666" loext:opacity="100%" style:font-name="Cantarell2" fo:font-size="8pt" fo:font-style="normal" style:text-underline-style="none" fo:font-weight="normal" officeooo: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65" style:family="text">
      <style:text-properties officeooo:rsid="0027923e"/>
    </style:style>
    <style:style style:name="T66" style:family="text">
      <style:text-properties fo:color="#000000" loext:opacity="100%" style:font-name="Noto Sans Condensed Light" fo:font-size="10pt" fo:font-style="italic" style:text-underline-style="none" fo:font-weight="normal" officeooo:rsid="004ad82e" style:font-name-asian="Cantarell3" style:font-size-asian="10pt" style:font-style-asian="italic" style:font-weight-asian="normal" style:font-name-complex="Cantarell3" style:font-size-complex="10pt" style:font-style-complex="italic" style:font-weight-complex="normal"/>
    </style:style>
    <style:style style:name="T67" style:family="text">
      <style:text-properties fo:color="#000000" loext:opacity="100%" style:font-name="Noto Sans Condensed Light" fo:font-size="10pt" fo:font-style="italic" style:text-underline-style="none" fo:font-weight="normal" officeooo:rsid="004d39af" style:font-name-asian="Cantarell3" style:font-size-asian="10pt" style:font-style-asian="italic" style:font-weight-asian="normal" style:font-name-complex="Cantarell3" style:font-size-complex="10pt" style:font-style-complex="italic" style:font-weight-complex="normal"/>
    </style:style>
    <style:style style:name="T68" style:family="text">
      <style:text-properties fo:color="#000000" loext:opacity="100%" style:font-name="Noto Sans Condensed Light" fo:font-size="10pt" fo:font-style="italic" style:text-underline-style="none" fo:font-weight="normal" officeooo:rsid="004f5c4e" style:font-name-asian="Cantarell3" style:font-size-asian="10pt" style:font-style-asian="italic" style:font-weight-asian="normal" style:font-name-complex="Cantarell3" style:font-size-complex="10pt" style:font-style-complex="italic" style:font-weight-complex="normal"/>
    </style:style>
    <style:style style:name="T69" style:family="text">
      <style:text-properties fo:color="#000000" loext:opacity="100%" style:font-name="Noto Sans Condensed Light" fo:font-size="10pt" fo:font-style="italic" style:text-underline-style="none" fo:font-weight="normal" officeooo:rsid="005443a0" style:font-name-asian="Cantarell3" style:font-size-asian="10pt" style:font-style-asian="italic" style:font-weight-asian="normal" style:font-name-complex="Cantarell3" style:font-size-complex="10pt" style:font-style-complex="italic" style:font-weight-complex="normal"/>
    </style:style>
    <style:style style:name="T70" style:family="text">
      <style:text-properties fo:color="#000000" loext:opacity="100%" style:font-name="Noto Sans Condensed Light" style:text-underline-style="none" fo:font-weight="normal" style:font-name-asian="Cantarell3" style:font-weight-asian="normal" style:font-name-complex="Cantarell3" style:font-weight-complex="normal"/>
    </style:style>
    <style:style style:name="T71" style:family="text">
      <style:text-properties fo:color="#000000" loext:opacity="100%" style:text-underline-style="none" fo:font-weight="normal" style:font-name-asian="Cantarell3" style:font-weight-asian="normal" style:font-name-complex="Cantarell3" style:font-weight-complex="normal"/>
    </style:style>
    <style:style style:name="T72" style:family="text">
      <style:text-properties fo:color="#000000" loext:opacity="100%" style:text-underline-style="none" fo:font-weight="normal" officeooo:rsid="004ad82e" style:font-name-asian="Cantarell3" style:font-weight-asian="normal" style:font-name-complex="Cantarell3" style:font-weight-complex="normal"/>
    </style:style>
    <style:style style:name="T73" style:family="text">
      <style:text-properties fo:color="#000000" loext:opacity="100%" style:text-underline-style="none" fo:font-weight="normal" officeooo:rsid="004bbd2c" style:font-name-asian="Cantarell3" style:font-weight-asian="normal" style:font-name-complex="Cantarell3" style:font-weight-complex="normal"/>
    </style:style>
    <style:style style:name="T74" style:family="text">
      <style:text-properties fo:color="#000000" loext:opacity="100%" style:text-underline-style="none" fo:font-weight="normal" officeooo:rsid="004e0442" style:font-name-asian="Cantarell3" style:font-weight-asian="normal" style:font-name-complex="Cantarell3" style:font-weight-complex="normal"/>
    </style:style>
    <style:style style:name="T75" style:family="text">
      <style:text-properties fo:color="#000000" loext:opacity="100%" style:text-underline-style="none" fo:font-weight="normal" officeooo:rsid="004d39af" style:font-name-asian="Cantarell3" style:font-weight-asian="normal" style:font-name-complex="Cantarell3" style:font-weight-complex="normal"/>
    </style:style>
    <style:style style:name="T76" style:family="text">
      <style:text-properties fo:color="#000000" loext:opacity="100%" style:text-underline-style="none" fo:font-weight="normal" officeooo:rsid="004e0eca" style:font-name-asian="Cantarell3" style:font-weight-asian="normal" style:font-name-complex="Cantarell3" style:font-weight-complex="normal"/>
    </style:style>
    <style:style style:name="T77" style:family="text">
      <style:text-properties fo:color="#000000" loext:opacity="100%" style:text-underline-style="none" fo:font-weight="normal" officeooo:rsid="004f5c4e" style:font-name-asian="Cantarell3" style:font-weight-asian="normal" style:font-name-complex="Cantarell3" style:font-weight-complex="normal"/>
    </style:style>
    <style:style style:name="T78" style:family="text">
      <style:text-properties fo:color="#000000" loext:opacity="100%" style:text-underline-style="none" fo:font-weight="normal" officeooo:rsid="005243f1" style:font-name-asian="Cantarell3" style:font-weight-asian="normal" style:font-name-complex="Cantarell3" style:font-weight-complex="normal"/>
    </style:style>
    <style:style style:name="T79" style:family="text">
      <style:text-properties fo:color="#000000" loext:opacity="100%" style:text-underline-style="none" fo:font-weight="normal" officeooo:rsid="00584626" style:font-name-asian="Cantarell3" style:font-weight-asian="normal" style:font-name-complex="Cantarell3" style:font-weight-complex="normal"/>
    </style:style>
    <style:style style:name="T80" style:family="text">
      <style:text-properties fo:color="#000000" loext:opacity="100%" style:font-name="Cantarell2" fo:font-size="8pt" fo:font-style="normal" style:text-underline-style="none" fo:font-weight="normal" officeooo: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81" style:family="text">
      <style:text-properties fo:color="#000000" loext:opacity="100%" style:font-name="Cantarell2" fo:font-size="8pt" style:text-underline-style="none" fo:font-weight="normal" style:font-name-asian="Cantarell3" style:font-weight-asian="normal" style:font-name-complex="Cantarell3" style:font-weight-complex="normal"/>
    </style:style>
    <style:style style:name="T82" style:family="text">
      <style:text-properties style:font-name="Noto Sans Condensed ExtraBold"/>
    </style:style>
    <style:style style:name="T83" style:family="text">
      <style:text-properties officeooo:rsid="003f600b"/>
    </style:style>
    <style:style style:name="T84" style:family="text">
      <style:text-properties style:font-name="Noto Sans ExtraCondensed ExtraBold" fo:font-size="14pt" style:text-underline-style="solid" style:text-underline-width="auto" style:text-underline-color="font-color" officeooo:rsid="0041a745"/>
    </style:style>
    <style:style style:name="T85" style:family="text">
      <style:text-properties style:font-name="Noto Sans ExtraCondensed ExtraBold" fo:font-size="14pt" style:text-underline-style="solid" style:text-underline-width="auto" style:text-underline-color="font-color" officeooo:rsid="0009c5db"/>
    </style:style>
    <style:style style:name="T86" style:family="text">
      <style:text-properties style:font-name="Noto Sans Condensed Medium" fo:font-size="12pt" fo:font-style="normal" style:text-underline-style="none" fo:font-weight="normal" officeooo:rsid="0048164f" style:font-name-asian="Cantarell3" style:font-size-asian="10pt" style:font-style-asian="normal" style:font-weight-asian="normal" style:font-name-complex="Cantarell3" style:font-size-complex="10pt" style:font-style-complex="normal" style:font-weight-complex="normal"/>
    </style:style>
    <style:style style:name="T87" style:family="text">
      <style:text-properties officeooo:rsid="0057cb07"/>
    </style:style>
    <style:style style:name="Sect1" style:family="section">
      <style:section-properties style:editable="false">
        <style:columns fo:column-count="2">
          <style:column style:rel-width="25341*" fo:start-indent="0in" fo:end-indent="0.2543in"/>
          <style:column style:rel-width="40194*" fo:start-indent="0.2543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ITAM <text:span text:style-name="T2">HALDER</text:span></text:p>
      <text:p text:style-name="P30">Aspiring Software Developer</text:p>
      <text:p text:style-name="P52"><text:a xlink:type="simple" xlink:href="http://www.pritamh.netlify.app/" text:style-name="Internet_20_link" text:visited-style-name="Visited_20_Internet_20_Link"><text:span text:style-name="T12">pritamh.</text:span></text:a><text:a xlink:type="simple" xlink:href="http://www.pritamh.netlify.app/" text:style-name="Internet_20_link" text:visited-style-name="Visited_20_Internet_20_Link"><text:span text:style-name="T13">dev</text:span></text:a></text:p>
      <text:p text:style-name="P1"><text:a xlink:type="simple" xlink:href="mailto:pritamhalder.portfolio@gmail.com" text:style-name="Internet_20_link" text:visited-style-name="Visited_20_Internet_20_Link"><text:span text:style-name="T8">pritamhalder.portfolio@gmail.com</text:span></text:a><text:span text:style-name="T3"> | +91 9874807740 | </text:span><text:span text:style-name="T6">Kolkata</text:span><text:span text:style-name="T3">, India</text:span></text:p>
      <text:p text:style-name="P2">_______________________________________________________________________________________</text:p>
      <text:p text:style-name="P2"/>
      <text:section text:style-name="Sect1" text:name="Section1">
        <text:p text:style-name="P34"><text:span text:style-name="T36">I am an aspiring software developer specialising in frontend and backend web technologies. I love to dabble with new and upcoming web technologies </text:span><text:span text:style-name="T37">and provide solutions to real world problems.</text:span><text:span text:style-name="T36"> Currently, I am learning Go and its design principles with gRPC framework and GraphQL technologies.</text:span> </text:p>
        <text:p text:style-name="P54"/>
        <text:p text:style-name="P57">“The most damaging phrase in the language is - it's always been done this way”</text:p>
        <text:p text:style-name="P15"/>
        <text:p text:style-name="P49">SOCIAL LINKS <text:s text:c="41"/></text:p>
        <text:p text:style-name="P33"><text:span text:style-name="T24">Portfolio : <text:s/></text:span><text:a xlink:type="simple" xlink:href="https://pritamh.netlify.app/" text:style-name="Internet_20_link" text:visited-style-name="Visited_20_Internet_20_Link"><text:span text:style-name="T25">pritamh.dev</text:span></text:a><text:span text:style-name="T24"><text:line-break/>Github <text:s text:c="3"/>: <text:s/></text:span><text:a xlink:type="simple" xlink:href="https://github.com/poseidon-code" text:style-name="Internet_20_link" text:visited-style-name="Visited_20_Internet_20_Link"><text:span text:style-name="T25">github.com/poseidon-code</text:span></text:a><text:span text:style-name="T24"><text:line-break/>LinkedIn : <text:s/></text:span><text:a xlink:type="simple" xlink:href="https://www.linkedin.com/in/pritamhalder0506/" text:style-name="Internet_20_link" text:visited-style-name="Visited_20_Internet_20_Link"><text:span text:style-name="T25">linkedin.com/pritamhalder</text:span></text:a></text:p>
        <text:p text:style-name="P16"/>
        <text:p text:style-name="P53"><text:span text:style-name="T82">SKILLS</text:span> <text:s text:c="50"/></text:p>
        <text:p text:style-name="P20">Programming Languages<text:line-break/><text:span text:style-name="T22">Python / Go / JavaScript / C / C+</text:span><text:span text:style-name="T23">+ / </text:span><text:span text:style-name="T22">Core Java</text:span></text:p>
        <text:p text:style-name="P25">Frameworks</text:p>
        <text:p text:style-name="P35"><text:span text:style-name="T16">NextJs / ReactJs / NodeJs / Express / Selenium</text:span><text:span text:style-name="T26"> /</text:span><text:span text:style-name="T16"> </text:span><text:span text:style-name="T26">Redux / GraphQL</text:span></text:p>
        <text:p text:style-name="P21">Tools</text:p>
        <text:p text:style-name="P9">Git / Github / Visual Studio Code / Netlify / Heroku / Nginx / Docker</text:p>
        <text:p text:style-name="P22">Technologies</text:p>
        <text:p text:style-name="P10">HTML5 / CSS3 / SASS / MySQL / MongoDB</text:p>
        <text:p text:style-name="P15"/>
        <text:p text:style-name="P50">COURSE WORK <text:s text:c="34"/></text:p>
        <text:p text:style-name="P23">Post Graduation</text:p>
        <text:p text:style-name="P11">Advanced Computer Architecture</text:p>
        <text:p text:style-name="P11">Advanced Database Management Systems</text:p>
        <text:p text:style-name="P11">Advanced Data Structures and Algorithms</text:p>
        <text:p text:style-name="P11">Advanced Operating Systems</text:p>
        <text:p text:style-name="P11">Computer Networks</text:p>
        <text:p text:style-name="P11">Object Oriented Programming</text:p>
        <text:p text:style-name="P11">Software Engineering</text:p>
        <text:p text:style-name="P11">Compiler Design</text:p>
        <text:p text:style-name="P11">Artificial Intelligence</text:p>
        <text:p text:style-name="P11">Cloud Computing</text:p>
        <text:p text:style-name="P11">Mobile Computing</text:p>
        <text:p text:style-name="P12">Graph Theory<text:line-break/></text:p>
        <text:p text:style-name="P67">Dissertation Project : </text:p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4"><text:span text:style-name="T84">E</text:span><text:span text:style-name="T85">DUCATION <text:s text:c="92"/></text:span></text:p>
        <text:p text:style-name="P42">WEST BENGAL STATE UNIVERSITY <text:span text:style-name="T52">(WBSU)</text:span></text:p>
        <text:p text:style-name="P26"><text:span text:style-name="T32">M</text:span><text:span text:style-name="T30">S</text:span><text:span text:style-name="T29">c. Computer Science (ongoing) </text:span><text:span text:style-name="T31">| </text:span><text:span text:style-name="T21">2021 – 2023</text:span></text:p>
        <text:p text:style-name="P3"><text:span text:style-name="T38">Graduating - August 2023 </text:span>| <text:span text:style-name="T9">C</text:span>GPA : <text:span text:style-name="T1">TBD</text:span></text:p>
        <text:p text:style-name="P36"/>
        <text:p text:style-name="P17">ACHARYA PRAFULLA CHANDRA COLLEGE <text:span text:style-name="T27">(WBSU)</text:span></text:p>
        <text:p text:style-name="P32">BSc. Computer Science (Honors) | <text:span text:style-name="T22">2018 - 2021</text:span></text:p>
        <text:p text:style-name="P4">Graduated – August 2021 | CGPA : <text:span text:style-name="T1">8.83</text:span></text:p>
        <text:p text:style-name="P13"/>
        <text:p text:style-name="P18">KENDRIYA VIDYALAYA <text:span text:style-name="T27">(CBSE)</text:span></text:p>
        <text:p text:style-name="P31">PCM with Computer Science</text:p>
        <text:p text:style-name="P5">Graduated – May 2018 | Percentage : <text:span text:style-name="T1">72.3%</text:span></text:p>
        <text:p text:style-name="P27"/>
        <text:p text:style-name="P28">EXPERIENC<text:span text:style-name="T65">E <text:s text:c="97"/></text:span></text:p>
        <text:p text:style-name="P19"><text:span text:style-name="T39">HackCOVID</text:span> 2.0 <text:span text:style-name="T27">(Hackathon)</text:span><text:span text:style-name="T28"> |</text:span> <text:span text:style-name="T54">May</text:span><text:span text:style-name="T14"> 202</text:span><text:span text:style-name="T15">1</text:span><text:span text:style-name="T14"> – J</text:span><text:span text:style-name="T15">uly</text:span><text:span text:style-name="T14"> 2021</text:span></text:p>
        <text:p text:style-name="P38">Organis<text:span text:style-name="T58">ation</text:span> – <text:span text:style-name="T58">H</text:span>ackerEarth<text:span text:style-name="T58"> </text:span>| Remote</text:p>
        <text:p text:style-name="P47"><text:span text:style-name="T51">Contest:</text:span><text:span text:style-name="T49"> </text:span><text:a xlink:type="simple" xlink:href="https://www.hackerearth.com/challenges/hackathon/hackerearth-hackcovid-2/" text:style-name="Internet_20_link" text:visited-style-name="Visited_20_Internet_20_Link"><text:span text:style-name="T49">hackerearth.com/hackcovid2</text:span></text:a></text:p>
        <text:p text:style-name="P43"><text:span text:style-name="T55">A</text:span>n application that allows infected individuals/families and their caregivers to easily avail themselves of multiple services/offerings by volunteers in their vicinity or across the country.</text:p>
        <text:p text:style-name="P45"/>
        <text:p text:style-name="P37"><text:span text:style-name="T10">BACKEND</text:span><text:span text:style-name="T11"> | </text:span><text:span text:style-name="T59">JavaScript – </text:span><text:span text:style-name="T60">Node – Express </text:span><text:span text:style-name="T59">– Mongo</text:span><text:span text:style-name="T61">DB</text:span><text:span text:style-name="T59"> – </text:span><text:span text:style-name="T60">JWT – RazorPay </text:span></text:p>
        <text:p text:style-name="P37"><text:span text:style-name="T17"><text:s text:c="4"/></text:span><text:span text:style-name="T40">●</text:span><text:span text:style-name="T20"> <text:s/></text:span><text:span text:style-name="T17">Designed the entire authentication system using JWT which </text:span><text:span text:style-name="T18">reduced the <text:line-break/> <text:s text:c="8"/>response time of a </text:span><text:span text:style-name="T19">authorised </text:span><text:span text:style-name="T18">request by 50%.</text:span></text:p>
        <text:p text:style-name="P6"><text:s text:c="4"/><text:span text:style-name="T41">●</text:span><text:span text:style-name="T43"> <text:s/></text:span>Implemented simple deployment design which reduces the overall complexity of <text:line-break/> <text:s text:c="7"/>connection between two servers using Netlify and Heroku.</text:p>
        <text:p text:style-name="P7"><text:span text:style-name="T4">FRONT</text:span><text:span text:style-name="T5">END</text:span><text:span text:style-name="T7"> | </text:span><text:span text:style-name="T62">JavaScript – </text:span><text:span text:style-name="T63">React – Sass</text:span></text:p>
        <text:p text:style-name="P7"><text:s text:c="4"/><text:span text:style-name="T42">●</text:span><text:span text:style-name="T44"> <text:s/>Laid out the initial design of page routing and data flow through components <text:line-break/> <text:s text:c="8"/>making the team prepared for implementation.</text:span></text:p>
        <text:p text:style-name="P7"><text:span text:style-name="T44"><text:s text:c="4"/></text:span><text:span text:style-name="T42">●</text:span><text:span text:style-name="T44"> <text:s/>Designed, fixed and ported website styles using Sass providing a structured view <text:line-break/> <text:s text:c="7"/>of implemented styles helping with better readability.</text:span></text:p>
        <text:p text:style-name="P8"/>
        <text:p text:style-name="P39"><text:span text:style-name="T43">cppsecrets.com </text:span><text:span text:style-name="T45">(Internship) |</text:span><text:span text:style-name="T43"> </text:span><text:span text:style-name="T53">October 2019 – December 2019</text:span></text:p>
        <text:p text:style-name="P46"><text:span text:style-name="T46">Designation – C++ Developer | Remote<text:line-break/></text:span><text:span text:style-name="T50">Profile:</text:span><text:span text:style-name="T47"> </text:span><text:a xlink:type="simple" xlink:href="https://cppsecrets.com/user/index.php?id=articles&amp;uid=1377" text:style-name="Internet_20_link" text:visited-style-name="Visited_20_Internet_20_Link"><text:span text:style-name="T48">cppsecrets.com/pritamhalder</text:span></text:a></text:p>
        <text:p text:style-name="P44"><text:span text:style-name="T57"><text:s text:c="5"/>●</text:span><text:span text:style-name="T56"> <text:s/>Documented and implemented C++ Boost libraries, more specifically Core <text:line-break/> <text:s text:c="7"/>libraries, adding to the largest documentation of C++ libraries.</text:span></text:p>
        <text:p text:style-name="P44"><text:span text:style-name="T57"><text:s text:c="5"/>●</text:span><text:span text:style-name="T56"> <text:s/>Accumulating over 4000+ views on all the articles present on the site authored by<text:line-break/> <text:s text:c="7"/>myself.</text:span></text:p>
        <text:p text:style-name="P48"/>
        <text:p text:style-name="P51">PROJECTS <text:s text:c="89"/></text:p>
        <text:p text:style-name="P64"><text:span text:style-name="T86">Portfolio </text:span><text:span text:style-name="T33">| </text:span><text:span text:style-name="T80">NextJs – Strapi CMS – GraphQL – MongoDB – Sass</text:span><text:span text:style-name="T64"><text:line-break/></text:span><text:span text:style-name="T66">Website : </text:span><text:a xlink:type="simple" xlink:href="https://pritamh.netlify.app/" text:style-name="Internet_20_link" text:visited-style-name="Visited_20_Internet_20_Link"><text:span text:style-name="T35">pritamh.dev</text:span></text:a></text:p>
        <text:p text:style-name="P61"><text:span text:style-name="T74">P</text:span><text:span text:style-name="T72">ersonal portfolio </text:span><text:span text:style-name="T74">website designed from scratch using NextJs and Strapi CMS to showcase my skills and projects for potential clients</text:span><text:span text:style-name="T72">.</text:span></text:p>
        <text:list xml:id="list745453076" text:style-name="L1">
          <text:list-item>
            <text:p text:style-name="P68">Made using Next and the data is served using Strapi CMS using MongoDB as database and GraphQL for data queries.</text:p>
          </text:list-item>
          <text:list-item>
            <text:p text:style-name="P70"><text:span text:style-name="T72">Used a very colorful design style to make the site unique and yet simple, </text:span><text:span text:style-name="T73">using </text:span><text:span text:style-name="T72">SASS for convenience of generating multiple classes with random colors programatically.</text:span></text:p>
          </text:list-item>
          <text:list-item>
            <text:p text:style-name="P68">Used Next's API route handling for sending emails from the site to my mail.</text:p>
          </text:list-item>
          <text:list-item>
            <text:p text:style-name="P70"><text:span text:style-name="T72">Complex data structuring and modification for fetched data using basic Java</text:span><text:span text:style-name="T73">S</text:span><text:span text:style-name="T72">cript, </text:span><text:span text:style-name="T73">reducing dependencies on </text:span><text:span text:style-name="T72">3rd-party libraries.</text:span></text:p>
          </text:list-item>
        </text:list>
        <text:p text:style-name="P58"/>
        <text:p text:style-name="P59"/>
        <text:p text:style-name="P59"><text:soft-page-break/></text:p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59"/>
        <text:p text:style-name="P40"><text:span text:style-name="T72">I</text:span><text:span text:style-name="T71">denticon </text:span><text:span text:style-name="T70">|</text:span><text:span text:style-name="T71"> </text:span><text:span text:style-name="T81">Go</text:span></text:p>
        <text:p text:style-name="P63"><text:span text:style-name="T67">Github : </text:span><text:a xlink:type="simple" xlink:href="https://github.com/poseidon-code/identicon" text:style-name="Internet_20_link" text:visited-style-name="Visited_20_Internet_20_Link"><text:span text:style-name="T34">poseidon-code/identicon</text:span></text:a></text:p>
        <text:p text:style-name="P65"><text:span text:style-name="T67">P</text:span><text:span text:style-name="T68">ackage : </text:span><text:a xlink:type="simple" xlink:href="https://github.com/poseidon-code/godenticon" text:style-name="Internet_20_link" text:visited-style-name="Visited_20_Internet_20_Link"><text:span text:style-name="T34">poseidon-code/godenticon</text:span></text:a></text:p>
        <text:p text:style-name="P62"><text:span text:style-name="T75">Cross-platform CLI program to generate identicons based on some string passed as argument and save as a PNG image. Basically, a</text:span><text:span text:style-name="T76">n </text:span><text:span text:style-name="T75">image generator for unique identicons.</text:span></text:p>
        <text:list xml:id="list3051723130" text:style-name="L2">
          <text:list-item>
            <text:p text:style-name="P71"><text:span text:style-name="T75">Used only Go's unpar built</text:span><text:span text:style-name="T78">in</text:span><text:span text:style-name="T75"> libraries throughout the entire program giving it literally </text:span><text:span text:style-name="T79">Zero</text:span><text:span text:style-name="T75"> dependency on 3rd-party code, </text:span><text:span text:style-name="T77">using</text:span><text:span text:style-name="T75"> Go's builtin image library to generate crisp PNG images with low </text:span><text:span text:style-name="T77">file</text:span><text:span text:style-name="T75"> size.</text:span></text:p>
          </text:list-item>
          <text:list-item>
            <text:p text:style-name="P73"><text:span text:style-name="T75">U</text:span><text:span text:style-name="T71">sed Go’s platform independent cross compiling capability to build and distribute executable for different operating system architectures.</text:span></text:p>
          </text:list-item>
          <text:list-item>
            <text:p text:style-name="P72"><text:span text:style-name="T75">I</text:span><text:span text:style-name="T76">ntuitive command line interface </text:span><text:span text:style-name="T77">for ease of use and easy to understand usage documentation, t</text:span><text:span text:style-name="T75">ried to make a standard for generating identicons from hashes.</text:span></text:p>
          </text:list-item>
        </text:list>
        <text:p text:style-name="P55"/>
        <text:p text:style-name="P41"><text:span text:style-name="T75">y</text:span><text:span text:style-name="T71">tmp3-dl </text:span><text:span text:style-name="T70">|</text:span><text:span text:style-name="T71"> </text:span><text:span text:style-name="T81">Python – YoutubeDL</text:span></text:p>
        <text:p text:style-name="P66"><text:span text:style-name="T67">G</text:span><text:span text:style-name="T69">ithub : </text:span><text:a xlink:type="simple" xlink:href="https://github.com/poseidon-code/ytmp3-dl" text:style-name="Internet_20_link" text:visited-style-name="Visited_20_Internet_20_Link"><text:span text:style-name="T34">poseidon-code/ytmp3-dl</text:span></text:a></text:p>
        <text:p text:style-name="P60">A python script that uses yt-dlp to download the audio from any YouTube video/audio link <text:span text:style-name="T87">concurrently</text:span> and converts it to .mp3 format of high quality.</text:p>
        <text:list xml:id="list1547653431" text:style-name="L3">
          <text:list-item>
            <text:p text:style-name="P69">Made using Python and yt-dlp python library for downloading YouTube audio from videos and converting them to .mp3 using ffmpeg.</text:p>
          </text:list-item>
          <text:list-item>
            <text:p text:style-name="P69">Parsed and handled command line options. Handled a simple terminal printing design. Packaged the complete software as an usable binary for easier usage.</text:p>
          </text:list-item>
        </text:list>
        <text:p text:style-name="P5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/>
    <style:font-face style:name="Cantarell1" svg:font-family="Cantarell" style:font-pitch="variable"/>
    <style:font-face style:name="Cantarell2" svg:font-family="Cantarell" style:font-adornments="Bold" style:font-pitch="variable"/>
    <style:font-face style:name="Cantarell3" svg:font-family="Cantarell" style:font-adornments="Light"/>
    <style:font-face style:name="Cantarell4" svg:font-family="Cantarell" style:font-adornments="Light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ondensed Black" svg:font-family="'Noto Sans Condensed Black'" style:font-family-generic="swiss" style:font-pitch="variable"/>
    <style:font-face style:name="Noto Sans Condensed ExtraBold" svg:font-family="'Noto Sans Condensed ExtraBold'" style:font-family-generic="swiss" style:font-pitch="variable"/>
    <style:font-face style:name="Noto Sans Condensed Light" svg:font-family="'Noto Sans Condensed Light'" style:font-family-generic="swiss" style:font-pitch="variable"/>
    <style:font-face style:name="Noto Sans Condensed Light1" svg:font-family="'Noto Sans Condensed Light'" style:font-adornments="Condensed Light" style:font-family-generic="swiss" style:font-pitch="variable"/>
    <style:font-face style:name="Noto Sans Condensed Medium" svg:font-family="'Noto Sans Condensed Medium'" style:font-family-generic="swiss" style:font-pitch="variable"/>
    <style:font-face style:name="Noto Sans Condensed Medium1" svg:font-family="'Noto Sans Condensed Medium'" style:font-adornments="Condensed Medium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ExtraCondensed ExtraBold" svg:font-family="'Noto Sans ExtraCondensed ExtraBold'" style:font-family-generic="swiss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8T20:48:12.687609328</meta:creation-date>
    <dc:date>2022-07-16T13:16:19.697379894</dc:date>
    <meta:editing-duration>PT5H49M29S</meta:editing-duration>
    <meta:editing-cycles>74</meta:editing-cycles>
    <meta:generator>LibreOffice/7.3.4.2$Linux_X86_64 LibreOffice_project/30$Build-2</meta:generator>
    <meta:document-statistic meta:table-count="0" meta:image-count="0" meta:object-count="0" meta:page-count="2" meta:paragraph-count="76" meta:word-count="714" meta:character-count="5353" meta:non-whitespace-character-count="4199"/>
  </office:meta>
</office:document-meta>
</file>